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12430000017934B7D6CE.jpg" manifest:media-type="image/jpeg"/>
  <manifest:file-entry manifest:full-path="Pictures/1000000100000302000000217A48ECC4.png" manifest:media-type="image/png"/>
  <manifest:file-entry manifest:full-path="Pictures/10000001000002D0000000377291C543.png" manifest:media-type="image/png"/>
  <manifest:file-entry manifest:full-path="Pictures/100000010000031D0000001F008CFA8E.png" manifest:media-type="image/png"/>
  <manifest:file-entry manifest:full-path="Pictures/100000010000032E00000030304DFAA1.png" manifest:media-type="image/png"/>
  <manifest:file-entry manifest:full-path="Pictures/100000010000031C0000001B7633939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1165aa" officeooo:paragraph-rsid="001165aa"/>
    </style:style>
    <style:style style:name="P3" style:family="paragraph" style:parent-style-name="Standard">
      <style:paragraph-properties fo:text-align="center" style:justify-single-word="false"/>
      <style:text-properties officeooo:rsid="001165aa" officeooo:paragraph-rsid="002c12ed"/>
    </style:style>
    <style:style style:name="P4" style:family="paragraph" style:parent-style-name="Standard">
      <style:paragraph-properties fo:text-align="center" style:justify-single-word="false"/>
      <style:text-properties style:font-name="Courier New" fo:font-size="14pt" fo:font-weight="bold" officeooo:rsid="001165aa" officeooo:paragraph-rsid="002c12e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Courier New" officeooo:rsid="001165aa" officeooo:paragraph-rsid="001165aa"/>
    </style:style>
    <style:style style:name="P6" style:family="paragraph" style:parent-style-name="Standard">
      <style:paragraph-properties fo:text-align="justify" style:justify-single-word="false"/>
      <style:text-properties style:font-name="Courier New" officeooo:rsid="0034d1c8" officeooo:paragraph-rsid="0034d1c8"/>
    </style:style>
    <style:style style:name="P7" style:family="paragraph" style:parent-style-name="Standard">
      <style:paragraph-properties fo:text-align="justify" style:justify-single-word="false"/>
      <style:text-properties fo:font-variant="normal" fo:text-transform="none" fo:color="#6666ff" loext:opacity="100%" style:font-name="Courier New" fo:font-size="12pt" fo:letter-spacing="normal" fo:font-style="normal" fo:font-weight="normal" officeooo:rsid="003c2892" officeooo:paragraph-rsid="003ca89f" style:font-size-asian="12pt" style:font-size-complex="12pt"/>
    </style:style>
    <style:style style:name="P8" style:family="paragraph" style:parent-style-name="Standard" style:list-style-name="L1">
      <style:paragraph-properties fo:text-align="justify" style:justify-single-word="false"/>
      <style:text-properties style:font-name="Courier New" officeooo:rsid="00326fbc" officeooo:paragraph-rsid="00326fbc"/>
    </style:style>
    <style:style style:name="P9" style:family="paragraph" style:parent-style-name="Standard" style:list-style-name="L1">
      <style:paragraph-properties fo:text-align="justify" style:justify-single-word="false"/>
      <style:text-properties style:font-name="Courier New" officeooo:rsid="00330da9" officeooo:paragraph-rsid="00330da9"/>
    </style:style>
    <style:style style:name="P10" style:family="paragraph" style:parent-style-name="Standard" style:list-style-name="L1">
      <style:paragraph-properties fo:text-align="justify" style:justify-single-word="false"/>
      <style:text-properties style:font-name="Courier New" officeooo:rsid="0034d1c8" officeooo:paragraph-rsid="0034d1c8"/>
    </style:style>
    <style:style style:name="P11" style:family="paragraph" style:parent-style-name="Standard" style:list-style-name="L1">
      <style:paragraph-properties fo:text-align="justify" style:justify-single-word="false"/>
      <style:text-properties style:font-name="Courier New" officeooo:rsid="00375a7d" officeooo:paragraph-rsid="0046387d"/>
    </style:style>
    <style:style style:name="P12" style:family="paragraph" style:parent-style-name="Standard" style:list-style-name="L1">
      <style:paragraph-properties fo:text-align="justify" style:justify-single-word="false"/>
      <style:text-properties style:font-name="Courier New" officeooo:rsid="003c2892" officeooo:paragraph-rsid="003c2892"/>
    </style:style>
    <style:style style:name="P13" style:family="paragraph" style:parent-style-name="Standard" style:list-style-name="L1">
      <style:paragraph-properties fo:text-align="justify" style:justify-single-word="false"/>
      <style:text-properties style:font-name="Courier New" officeooo:rsid="003ca89f" officeooo:paragraph-rsid="003ca89f"/>
    </style:style>
    <style:style style:name="P14" style:family="paragraph" style:parent-style-name="Standard" style:list-style-name="L1">
      <style:paragraph-properties fo:text-align="justify" style:justify-single-word="false"/>
      <style:text-properties style:font-name="Courier New" officeooo:rsid="003e0b3a" officeooo:paragraph-rsid="003e0b3a"/>
    </style:style>
    <style:style style:name="P15" style:family="paragraph" style:parent-style-name="Standard" style:list-style-name="L1">
      <style:paragraph-properties fo:text-align="justify" style:justify-single-word="false"/>
      <style:text-properties style:font-name="Courier New" fo:font-style="normal" officeooo:rsid="003e41ff" officeooo:paragraph-rsid="003e41ff" style:font-style-asian="normal" style:font-style-complex="normal"/>
    </style:style>
    <style:style style:name="P16" style:family="paragraph" style:parent-style-name="Standard">
      <style:paragraph-properties fo:text-align="justify" style:justify-single-word="false"/>
      <style:text-properties style:font-name="Courier New" fo:font-style="normal" officeooo:rsid="003e41ff" officeooo:paragraph-rsid="003e41ff" style:font-style-asian="normal" style:font-style-complex="normal"/>
    </style:style>
    <style:style style:name="P17" style:family="paragraph" style:parent-style-name="Standard">
      <style:paragraph-properties fo:text-align="justify" style:justify-single-word="false"/>
      <style:text-properties style:font-name="Courier New" officeooo:rsid="001165aa" officeooo:paragraph-rsid="001165aa"/>
    </style:style>
    <style:style style:name="P18" style:family="paragraph" style:parent-style-name="Standard">
      <style:paragraph-properties fo:text-align="justify" style:justify-single-word="false"/>
      <style:text-properties style:font-name="Courier New" officeooo:rsid="004ab69a" officeooo:paragraph-rsid="004ab69a"/>
    </style:style>
    <style:style style:name="P19" style:family="paragraph" style:parent-style-name="Standard" style:list-style-name="L1">
      <style:paragraph-properties fo:text-align="justify" style:justify-single-word="false"/>
      <style:text-properties fo:font-variant="normal" fo:text-transform="none" fo:color="#6666ff" loext:opacity="100%" style:font-name="Courier New" fo:font-size="12pt" fo:letter-spacing="normal" fo:font-style="normal" fo:font-weight="normal" officeooo:rsid="00326fbc" officeooo:paragraph-rsid="003587fc" style:font-size-asian="12pt" style:font-size-complex="12pt"/>
    </style:style>
    <style:style style:name="P20" style:family="paragraph" style:parent-style-name="Standard" style:list-style-name="L1">
      <style:paragraph-properties fo:text-align="justify" style:justify-single-word="false"/>
      <style:text-properties fo:font-variant="normal" fo:text-transform="none" fo:color="#6666ff" loext:opacity="100%" style:font-name="Courier New" fo:font-size="12pt" fo:letter-spacing="normal" fo:font-style="normal" fo:font-weight="normal" officeooo:rsid="003c2892" officeooo:paragraph-rsid="003e0b3a" style:font-size-asian="12pt" style:font-style-asian="italic" style:font-size-complex="12pt" style:font-style-complex="italic"/>
    </style:style>
    <style:style style:name="P21" style:family="paragraph" style:parent-style-name="Standard" style:list-style-name="L1">
      <style:paragraph-properties fo:text-align="justify" style:justify-single-word="false"/>
      <style:text-properties fo:font-variant="normal" fo:text-transform="none" fo:color="#c9211e" loext:opacity="100%" style:font-name="Courier New" fo:font-size="12pt" fo:letter-spacing="normal" fo:font-style="normal" fo:font-weight="normal" officeooo:rsid="004aeb2d" officeooo:paragraph-rsid="004aeb2d" style:font-size-asian="12pt" style:font-size-complex="12pt"/>
    </style:style>
    <style:style style:name="P22" style:family="paragraph" style:parent-style-name="Standard" style:list-style-name="L1">
      <style:paragraph-properties fo:text-align="start" style:justify-single-word="false"/>
      <style:text-properties fo:font-variant="normal" fo:text-transform="none" fo:color="#c9211e" loext:opacity="100%" style:font-name="Courier New" fo:font-size="12pt" fo:letter-spacing="normal" fo:font-style="normal" fo:font-weight="normal" officeooo:rsid="004aeb2d" officeooo:paragraph-rsid="004aeb2d" style:font-size-asian="12pt" style:font-size-complex="12pt"/>
    </style:style>
    <style:style style:name="P23" style:family="paragraph" style:parent-style-name="Text_20_body" style:list-style-name="L1">
      <style:paragraph-properties fo:text-align="justify" style:justify-single-word="false"/>
      <style:text-properties style:font-name="Courier New" officeooo:rsid="00330da9" officeooo:paragraph-rsid="00330da9"/>
    </style:style>
    <style:style style:name="T1" style:family="text">
      <style:text-properties style:font-name="Courier New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Courier New" fo:font-size="14pt" fo:font-weight="bold" officeooo:rsid="0031ea82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loext:opacity="100%" style:font-name="Courier New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000000" loext:opacity="100%" style:font-name="Courier New" fo:font-size="12pt" fo:letter-spacing="normal" fo:font-style="normal" fo:font-weight="normal" officeooo:rsid="0034d1c8" style:font-size-asian="12pt" style:font-size-complex="12pt"/>
    </style:style>
    <style:style style:name="T5" style:family="text">
      <style:text-properties fo:font-variant="normal" fo:text-transform="none" fo:color="#000000" loext:opacity="100%" fo:font-size="12pt" fo:letter-spacing="normal" fo:font-style="normal" fo:font-weight="normal" style:font-size-asian="12pt" style:font-size-complex="12pt"/>
    </style:style>
    <style:style style:name="T6" style:family="text">
      <style:text-properties officeooo:rsid="003be065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4456c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.162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4"/>
      <text:p text:style-name="P3"><text:span text:style-name="T1">EJERCICIOS </text:span><text:span text:style-name="T2">COMANDO SED</text:span></text:p>
      <text:p text:style-name="P2"/>
      <text:list text:style-name="L1">
        <text:list-item>
          <text:p text:style-name="P8">Borra las tres primeras líneas de todos los ficheros temporales.</text:p>
        </text:list-item>
      </text:list>
      <text:p text:style-name="P5"/>
      <text:p text:style-name="P18">Sed 1,3d /tmp/* 2&gt; /dev/null</text:p>
      <text:p text:style-name="P5"/>
      <text:list text:continue-numbering="true" text:style-name="L1">
        <text:list-item>
          <text:p text:style-name="P9">Sobre el archivo texto1.txt, utiliza el comando sed para cumplir los siguiente:</text:p>
          <text:list>
            <text:list-item>
              <text:p text:style-name="P23"><text:span text:style-name="Source_20_Text"><text:span text:style-name="T4">Borrar las líneas que contienen </text:span></text:span><text:span text:style-name="Source_20_Text"><text:span text:style-name="T3">&lt;article&gt; </text:span></text:span><text:span text:style-name="Source_20_Text"><text:span text:style-name="T4">y </text:span></text:span><text:span text:style-name="Source_20_Text"><text:span text:style-name="T3">&lt;/article&gt;</text:span></text:span><text:span text:style-name="T5">.</text:span></text:p>
              <text:p text:style-name="P23"><draw:frame draw:style-name="fr4" draw:name="Imagen2" text:anchor-type="char" svg:x="0.139cm" svg:y="0cm" svg:width="17.563cm" svg:height="0.758cm" draw:z-index="2"><draw:image xlink:href="Pictures/1000000100000302000000217A48ECC4.png" xlink:type="simple" xlink:show="embed" xlink:actuate="onLoad" draw:mime-type="image/png"/></draw:frame><draw:frame draw:style-name="fr3" draw:name="Imagen3" text:anchor-type="char" svg:x="0.086cm" svg:y="0.979cm" svg:width="17.649cm" svg:height="0.686cm" draw:z-index="3"><draw:image xlink:href="Pictures/100000010000031D0000001F008CFA8E.png" xlink:type="simple" xlink:show="embed" xlink:actuate="onLoad" draw:mime-type="image/png"/></draw:frame><text:span text:style-name="T5"/></text:p>
            </text:list-item>
            <text:list-item>
              <text:p text:style-name="P10">Reemplaza &lt;title&gt; por Titulo: y reemplaza &lt;/title&gt; por nada.</text:p>
            </text:list-item>
          </text:list>
        </text:list-item>
      </text:list>
      <text:p text:style-name="P6"/>
      <text:p text:style-name="P6"><draw:frame draw:style-name="fr3" draw:name="Imagen4" text:anchor-type="char" svg:x="-0.023cm" svg:y="0cm" svg:width="17.63cm" svg:height="1.002cm" draw:z-index="4"><draw:image xlink:href="Pictures/100000010000032E00000030304DFAA1.png" xlink:type="simple" xlink:show="embed" xlink:actuate="onLoad" draw:mime-type="image/png"/></draw:frame></text:p>
      <text:list text:continue-numbering="true" text:style-name="L1">
        <text:list-item>
          <text:list>
            <text:list-header>
              <text:p text:style-name="P19"/>
            </text:list-header>
            <text:list-item>
              <text:p text:style-name="P11">Remplaza todas las apariciones de las etiquetas &lt;para&gt; y &lt;/para&gt; con el string nulo <text:span text:style-name="T6">(\x0)</text:span>. Si el resultado es una línea vacía, borra la línea. (Para lograrlo, deberás usar <text:span text:style-name="T8">llaves</text:span>)</text:p>
              <text:p text:style-name="P21">sed -e ‘s/&lt;para&gt;/\x0 /g’ -e ‘s/&lt;\/para&gt;/\x0 /g’ texto1.txt</text:p>
            </text:list-item>
            <text:list-item>
              <text:p text:style-name="P12">Reemplaza todas las apariciones de las etiquetas &lt;emphasis&gt; y &lt;/emphasis&gt; con asteriscos. De esta forma: <text:span text:style-name="T7">&lt;emphasis&gt;/var/log&lt;/emphasis&gt;</text:span>, se convertirá en <text:span text:style-name="T7">*/var/log*</text:span>.</text:p>
              <text:p text:style-name="P22">sed -e ‘s/&lt;emphasis&gt;/*/g’ -e ‘s/&lt;\/emphasis&gt;/*/g’texto1.txt</text:p>
            </text:list-item>
            <text:list-item>
              <text:p text:style-name="P13">Reemplaza todas las apariciones de la palabra <text:span text:style-name="T7">dmesg</text:span> por <text:span text:style-name="T7">Dmesg</text:span> y de <text:span text:style-name="T7">messages</text:span> por <text:span text:style-name="T7">Messages</text:span>.</text:p>
            </text:list-item>
          </text:list>
        </text:list-item>
      </text:list>
      <text:p text:style-name="P7"/>
      <text:p text:style-name="P7"><draw:frame draw:style-name="fr2" draw:name="Imagen5" text:anchor-type="char" svg:width="17.815cm" svg:height="0.603cm" draw:z-index="5"><draw:image xlink:href="Pictures/100000010000031C0000001B7633939D.png" xlink:type="simple" xlink:show="embed" xlink:actuate="onLoad" draw:mime-type="image/png"/></draw:frame></text:p>
      <text:p text:style-name="P7"/>
      <text:list text:continue-numbering="true" text:style-name="L1">
        <text:list-item>
          <text:list>
            <text:list-item>
              <text:p text:style-name="P14">Reemplaza las líneas que comienzan por <text:span text:style-name="T7">&lt;listing&gt;</text:span> por <text:span text:style-name="T7">–-comienzo lista.</text:span></text:p>
              <text:p text:style-name="P14"/>
            </text:list-item>
            <text:list-item>
              <text:p text:style-name="P14">Reemplaza las líneas que comienzan por <text:span text:style-name="T7">&lt;/listing&gt;</text:span> por <text:span text:style-name="T7">–-fin lista.</text:span></text:p>
              <text:p text:style-name="P20"/>
            </text:list-item>
            <text:list-item>
              <text:p text:style-name="P15">Entre las líneas &lt;listing&gt; y &lt;/listing&gt;, realiza los siguientes cambios respetando el orden (debes usar llaves):</text:p>
              <text:list>
                <text:list-item>
                  <text:p text:style-name="P15"><text:soft-page-break/>Reemplaza todas las apariciones de <text:span text:style-name="T7">&amp;lt;</text:span> por <text:span text:style-name="T7">&lt;</text:span>.</text:p>
                </text:list-item>
                <text:list-item>
                  <text:p text:style-name="P15">Reemplaza todas las apariciones de <text:span text:style-name="T7">&amp;gt;</text:span> por <text:span text:style-name="T7">&lt;</text:span>.</text:p>
                </text:list-item>
                <text:list-item>
                  <text:p text:style-name="P15">Reemplaza todas las apariciones de <text:span text:style-name="T7">&amp;amp;</text:span> por <text:span text:style-name="T7">&amp;</text:span>.</text:p>
                </text:list-item>
              </text:list>
            </text:list-item>
          </text:list>
        </text:list-item>
      </text:list>
      <text:p text:style-name="P16">De la misma forma que para el carácter nulo, hay que escapar el carácter &amp; cuando hagamos referencia a él.</text:p>
      <text:p text:style-name="P16"/>
      <text:p text:style-name="P16"><draw:frame draw:style-name="fr1" draw:name="Imagen6" text:anchor-type="char" svg:width="17cm" svg:height="1.298cm" draw:z-index="6"><draw:image xlink:href="Pictures/10000001000002D0000000377291C54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1" text:anchor-type="paragraph" svg:width="17cm" svg:height="1.371cm" draw:z-index="1"><draw:image xlink:href="Pictures/10000000000012430000017934B7D6CE.jpg" xlink:type="simple" xlink:show="embed" xlink:actuate="onLoad" draw:mime-type="image/jpeg"/></draw:frame></text:p>
      </style:header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5-10-26T18:09:53.077831354</meta:creation-date>
    <dc:date>2024-01-09T19:15:26.446000000</dc:date>
    <meta:editing-duration>PT10H51M50S</meta:editing-duration>
    <meta:editing-cycles>51</meta:editing-cycles>
    <meta:generator>LibreOffice/7.6.4.1$Windows_X86_64 LibreOffice_project/e19e193f88cd6c0525a17fb7a176ed8e6a3e2aa1</meta:generator>
    <meta:document-statistic meta:table-count="0" meta:image-count="6" meta:object-count="0" meta:page-count="2" meta:paragraph-count="19" meta:word-count="219" meta:character-count="1377" meta:non-whitespace-character-count="1190"/>
  </office:meta>
</office:document-meta>
</file>